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692a" officeooo:paragraph-rsid="0012692a"/>
    </style:style>
    <style:style style:name="T1" style:family="text">
      <style:text-properties officeooo:rsid="001269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periment No<text:tab/>: <text:span text:style-name="T1">3</text:span></text:p>
      <text:p text:style-name="Standard">Aim<text:tab/><text:tab/><text:tab/>: <text:span text:style-name="T1">Recursive Descent Parser</text:span></text:p>
      <text:p text:style-name="Standard">Date<text:tab/><text:tab/><text:tab/>: 1<text:span text:style-name="T1">7</text:span>/10/2022</text:p>
      <text:p text:style-name="Standard">Name<text:tab/><text:tab/><text:tab/>: Aravind Jose</text:p>
      <text:p text:style-name="Standard">Roll No<text:tab/><text:tab/>: 10</text:p>
      <text:p text:style-name="Standard"/>
      <text:p text:style-name="Standard">Program</text:p>
      <text:p text:style-name="Standard">-----------</text:p>
      <text:p text:style-name="Standard"/>
      <text:p text:style-name="Standard">#include &lt;stdio.h&gt;</text:p>
      <text:p text:style-name="Standard">#include &lt;stdlib.h&gt;</text:p>
      <text:p text:style-name="Standard">#include &lt;string.h&gt;</text:p>
      <text:p text:style-name="Standard">#include &lt;unistd.h&gt;</text:p>
      <text:p text:style-name="Standard">#include &lt;ctype.h&gt;</text:p>
      <text:p text:style-name="Standard">int i=0;</text:p>
      <text:p text:style-name="Standard"/>
      <text:p text:style-name="Standard">void F(char exp[]);</text:p>
      <text:p text:style-name="Standard">void TT(char exp[]);</text:p>
      <text:p text:style-name="Standard">void T(char exp[]);</text:p>
      <text:p text:style-name="Standard">void EE(char exp[]);</text:p>
      <text:p text:style-name="Standard">void E(char exp[]);</text:p>
      <text:p text:style-name="Standard"/>
      <text:p text:style-name="Standard"/>
      <text:p text:style-name="Standard">void F(char exp[])</text:p>
      <text:p text:style-name="Standard">{</text:p>
      <text:p text:style-name="Standard"><text:tab/>if(exp[i]=='(')</text:p>
      <text:p text:style-name="Standard"><text:tab/>{</text:p>
      <text:p text:style-name="Standard"><text:tab/><text:tab/>i++;</text:p>
      <text:p text:style-name="Standard"><text:tab/><text:tab/>E(exp);</text:p>
      <text:p text:style-name="Standard"><text:tab/><text:tab/>if(exp[i]==')')</text:p>
      <text:p text:style-name="Standard"><text:tab/><text:tab/>{</text:p>
      <text:p text:style-name="Standard"><text:tab/><text:tab/><text:tab/>i++;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printf("Not Accepted\n");</text:p>
      <text:p text:style-name="Standard"><text:tab/><text:tab/><text:tab/>exit(0);</text:p>
      <text:p text:style-name="Standard"><text:tab/><text:tab/>}</text:p>
      <text:p text:style-name="Standard"><text:tab/>}</text:p>
      <text:p text:style-name="Standard"><text:tab/>else if(isalnum(exp[i]))</text:p>
      <text:p text:style-name="Standard"><text:tab/>{</text:p>
      <text:p text:style-name="Standard"><text:tab/><text:tab/>i++;</text:p>
      <text:p text:style-name="Standard"><text:tab/>}</text:p>
      <text:p text:style-name="Standard"><text:tab/>else</text:p>
      <text:p text:style-name="Standard"><text:tab/>{</text:p>
      <text:p text:style-name="Standard"><text:tab/><text:tab/>printf("Not Accepted\n");</text:p>
      <text:p text:style-name="Standard"><text:tab/><text:tab/>exit(0);</text:p>
      <text:p text:style-name="Standard"><text:tab/>}</text:p>
      <text:p text:style-name="Standard">}</text:p>
      <text:p text:style-name="Standard"/>
      <text:p text:style-name="Standard">void TT(char exp[])</text:p>
      <text:p text:style-name="Standard">{</text:p>
      <text:p text:style-name="Standard"><text:soft-page-break/><text:tab/>if(exp[i]=='*')</text:p>
      <text:p text:style-name="Standard"><text:tab/>{</text:p>
      <text:p text:style-name="Standard"><text:tab/><text:tab/>i++;</text:p>
      <text:p text:style-name="Standard"><text:tab/><text:tab/>F(exp);</text:p>
      <text:p text:style-name="Standard"><text:tab/><text:tab/>TT(exp);</text:p>
      <text:p text:style-name="Standard"><text:tab/><text:tab/></text:p>
      <text:p text:style-name="Standard"><text:tab/>}</text:p>
      <text:p text:style-name="Standard"><text:tab/>else if(exp[i]=='\0')</text:p>
      <text:p text:style-name="Standard"><text:tab/>{</text:p>
      <text:p text:style-name="Standard"><text:tab/><text:tab/>printf("Accepted\n");</text:p>
      <text:p text:style-name="Standard"><text:tab/><text:tab/>exit(0);</text:p>
      <text:p text:style-name="Standard"><text:tab/>}</text:p>
      <text:p text:style-name="Standard">}</text:p>
      <text:p text:style-name="Standard"/>
      <text:p text:style-name="Standard">void T(char exp[])</text:p>
      <text:p text:style-name="Standard">{</text:p>
      <text:p text:style-name="Standard"><text:tab/>F(exp);</text:p>
      <text:p text:style-name="Standard"><text:tab/>TT(exp);</text:p>
      <text:p text:style-name="Standard">}</text:p>
      <text:p text:style-name="Standard"/>
      <text:p text:style-name="Standard">void EE(char exp[])</text:p>
      <text:p text:style-name="Standard">{</text:p>
      <text:p text:style-name="Standard"><text:tab/>if(exp[i]=='+')</text:p>
      <text:p text:style-name="Standard"><text:tab/>{</text:p>
      <text:p text:style-name="Standard"><text:tab/><text:tab/>i++;</text:p>
      <text:p text:style-name="Standard"><text:tab/><text:tab/>T(exp);</text:p>
      <text:p text:style-name="Standard"><text:tab/><text:tab/>EE(exp);</text:p>
      <text:p text:style-name="Standard"><text:tab/><text:tab/></text:p>
      <text:p text:style-name="Standard"><text:tab/>}</text:p>
      <text:p text:style-name="Standard"><text:tab/>else if(exp[i]=='\0')</text:p>
      <text:p text:style-name="Standard"><text:tab/>{</text:p>
      <text:p text:style-name="Standard"><text:tab/><text:tab/>printf("Accepted\n");</text:p>
      <text:p text:style-name="Standard"><text:tab/><text:tab/>exit(0);</text:p>
      <text:p text:style-name="Standard"><text:tab/>}</text:p>
      <text:p text:style-name="Standard">}</text:p>
      <text:p text:style-name="Standard"/>
      <text:p text:style-name="Standard">void E(char exp[])</text:p>
      <text:p text:style-name="Standard">{</text:p>
      <text:p text:style-name="Standard"><text:tab/>T(exp);</text:p>
      <text:p text:style-name="Standard"><text:tab/>EE(exp);</text:p>
      <text:p text:style-name="Standard">}</text:p>
      <text:p text:style-name="Standard"/>
      <text:p text:style-name="Standard"/>
      <text:p text:style-name="Standard">int main()</text:p>
      <text:p text:style-name="Standard">{</text:p>
      <text:p text:style-name="Standard"><text:tab/>char exp[100];</text:p>
      <text:p text:style-name="Standard"><text:tab/>printf("Input the string to parse\n");</text:p>
      <text:p text:style-name="Standard"><text:tab/>scanf("%s",exp);</text:p>
      <text:p text:style-name="Standard"><text:tab/>E(exp);</text:p>
      <text:p text:style-name="Standard"><text:tab/>printf("Not Accepted\n");</text:p>
      <text:p text:style-name="Standard">}</text:p>
      <text:p text:style-name="Standard"/>
      <text:p text:style-name="P1"><text:soft-page-break/>Output</text:p>
      <text:p text:style-name="P1">---------</text:p>
      <text:p text:style-name="P1"/>
      <text:p text:style-name="P1">Input the string to parse</text:p>
      <text:p text:style-name="P1">i+i*i</text:p>
      <text:p text:style-name="P1">Accepted</text:p>
      <text:p text:style-name="P1"/>
      <text:p text:style-name="P1">Input the string to parse</text:p>
      <text:p text:style-name="P1">i++i</text:p>
      <text:p text:style-name="P1">Not Accepte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4:33:50.597459216</meta:creation-date>
    <dc:date>2022-10-17T14:37:23.100508334</dc:date>
    <meta:editing-duration>PT3M33S</meta:editing-duration>
    <meta:editing-cycles>1</meta:editing-cycles>
    <meta:generator>LibreOffice/7.3.5.2$Linux_X86_64 LibreOffice_project/30$Build-2</meta:generator>
    <meta:print-date>2022-10-17T14:38:15.654630268</meta:print-date>
    <meta:document-statistic meta:table-count="0" meta:image-count="0" meta:object-count="0" meta:page-count="3" meta:paragraph-count="100" meta:word-count="160" meta:character-count="1074" meta:non-whitespace-character-count="920"/>
  </office:meta>
</office:document-meta>
</file>